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36mm"/>
    </style:style>
    <style:style style:name="co2" style:family="table-column">
      <style:table-column-properties fo:break-before="auto" style:column-width="112.11mm"/>
    </style:style>
    <style:style style:name="co3" style:family="table-column">
      <style:table-column-properties fo:break-before="auto" style:column-width="109.71mm"/>
    </style:style>
    <style:style style:name="co4" style:family="table-column">
      <style:table-column-properties fo:break-before="auto" style:column-width="145.45mm"/>
    </style:style>
    <style:style style:name="co5" style:family="table-column">
      <style:table-column-properties fo:break-before="auto" style:column-width="65.2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ext-properties style:font-name="Liberation Sans" style:font-name-asian="Tahoma" style:font-name-complex="Tahoma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ext-properties style:font-name="Liberation Sans" style:font-name-asian="Tahoma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6375" table:default-cell-style-name="ce4"/>
        <table:table-row table:style-name="ro1">
          <table:table-cell/>
          <table:table-cell table:formula="of:=CONCATENATE(&quot;git -C ./&quot;;[.A1];&quot; checkout main&quot;)" office:value-type="string" office:string-value="git -C ./ checkout main" calcext:value-type="string">
            <text:p>git -C ./ checkout main</text:p>
          </table:table-cell>
          <table:table-cell table:formula="of:=CONCATENATE(&quot;git restore --staged ./&quot;;[.A1])" office:value-type="string" office:string-value="git restore --staged ./" calcext:value-type="string">
            <text:p>git restore --staged ./</text:p>
          </table:table-cell>
          <table:table-cell table:formula="of:=CONCATENATE(&quot;git update-index --assume-unchanged -- &quot;;[.A1])" office:value-type="string" office:string-value="git update-index --assume-unchanged -- " calcext:value-type="string">
            <text:p>git update-index --assume-unchanged -- </text:p>
          </table:table-cell>
          <table:table-cell table:formula="of:=CONCATENATE(&quot;git -C ./&quot;;[.A1];&quot; status&quot;)" office:value-type="string" office:string-value="git -C ./ status" calcext:value-type="string">
            <text:p>git -C ./ stat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ib/pkp</text:p>
          </table:table-cell>
          <table:table-cell table:formula="of:=CONCATENATE(&quot;git -C ./&quot;;[.A2];&quot; checkout main&quot;)" office:value-type="string" office:string-value="git -C ./lib/pkp checkout main" calcext:value-type="string">
            <text:p>git -C ./lib/pkp checkout main</text:p>
          </table:table-cell>
          <table:table-cell table:formula="of:=CONCATENATE(&quot;git restore --staged ./&quot;;[.A2])" office:value-type="string" office:string-value="git restore --staged ./lib/pkp" calcext:value-type="string">
            <text:p>git restore --staged ./lib/pkp</text:p>
          </table:table-cell>
          <table:table-cell table:formula="of:=CONCATENATE(&quot;git update-index --assume-unchanged -- &quot;;[.A2])" office:value-type="string" office:string-value="git update-index --assume-unchanged -- lib/pkp" calcext:value-type="string">
            <text:p>git update-index --assume-unchanged -- lib/pkp</text:p>
          </table:table-cell>
          <table:table-cell table:formula="of:=CONCATENATE(&quot;git -C ./&quot;;[.A2];&quot; status&quot;)" office:value-type="string" office:string-value="git -C ./lib/pkp status" calcext:value-type="string">
            <text:p>git -C ./lib/pkp stat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ib/ui-library</text:p>
          </table:table-cell>
          <table:table-cell table:formula="of:=CONCATENATE(&quot;git -C ./&quot;;[.A3];&quot; checkout main&quot;)" office:value-type="string" office:string-value="git -C ./lib/ui-library checkout main" calcext:value-type="string">
            <text:p>git -C ./lib/ui-library checkout main</text:p>
          </table:table-cell>
          <table:table-cell table:formula="of:=CONCATENATE(&quot;git restore --staged ./&quot;;[.A3])" office:value-type="string" office:string-value="git restore --staged ./lib/ui-library" calcext:value-type="string">
            <text:p>git restore --staged ./lib/ui-library</text:p>
          </table:table-cell>
          <table:table-cell table:formula="of:=CONCATENATE(&quot;git update-index --assume-unchanged -- &quot;;[.A3])" office:value-type="string" office:string-value="git update-index --assume-unchanged -- lib/ui-library" calcext:value-type="string">
            <text:p>git update-index --assume-unchanged -- lib/ui-library</text:p>
          </table:table-cell>
          <table:table-cell table:formula="of:=CONCATENATE(&quot;git -C ./&quot;;[.A3];&quot; status&quot;)" office:value-type="string" office:string-value="git -C ./lib/ui-library status" calcext:value-type="string">
            <text:p>git -C ./lib/ui-library stat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lugins/blocks/browse</text:p>
          </table:table-cell>
          <table:table-cell table:formula="of:=CONCATENATE(&quot;git -C ./&quot;;[.A4];&quot; checkout main&quot;)" office:value-type="string" office:string-value="git -C ./plugins/blocks/browse checkout main" calcext:value-type="string">
            <text:p>git -C ./plugins/blocks/browse checkout main</text:p>
          </table:table-cell>
          <table:table-cell table:formula="of:=CONCATENATE(&quot;git restore --staged ./&quot;;[.A4])" office:value-type="string" office:string-value="git restore --staged ./plugins/blocks/browse" calcext:value-type="string">
            <text:p>git restore --staged ./plugins/blocks/browse</text:p>
          </table:table-cell>
          <table:table-cell table:formula="of:=CONCATENATE(&quot;git update-index --assume-unchanged -- &quot;;[.A4])" office:value-type="string" office:string-value="git update-index --assume-unchanged -- plugins/blocks/browse" calcext:value-type="string">
            <text:p>git update-index --assume-unchanged -- plugins/blocks/browse</text:p>
          </table:table-cell>
          <table:table-cell table:formula="of:=CONCATENATE(&quot;git -C ./&quot;;[.A4];&quot; status&quot;)" office:value-type="string" office:string-value="git -C ./plugins/blocks/browse status" calcext:value-type="string">
            <text:p>git -C ./plugins/blocks/browse stat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lugins/blocks/makeSubmission</text:p>
          </table:table-cell>
          <table:table-cell table:formula="of:=CONCATENATE(&quot;git -C ./&quot;;[.A5];&quot; checkout main&quot;)" office:value-type="string" office:string-value="git -C ./plugins/blocks/makeSubmission checkout main" calcext:value-type="string">
            <text:p>git -C ./plugins/blocks/makeSubmission checkout main</text:p>
          </table:table-cell>
          <table:table-cell table:formula="of:=CONCATENATE(&quot;git restore --staged ./&quot;;[.A5])" office:value-type="string" office:string-value="git restore --staged ./plugins/blocks/makeSubmission" calcext:value-type="string">
            <text:p>git restore --staged ./plugins/blocks/makeSubmission</text:p>
          </table:table-cell>
          <table:table-cell table:formula="of:=CONCATENATE(&quot;git update-index --assume-unchanged -- &quot;;[.A5])" office:value-type="string" office:string-value="git update-index --assume-unchanged -- plugins/blocks/makeSubmission" calcext:value-type="string">
            <text:p>git update-index --assume-unchanged -- plugins/blocks/makeSubmission</text:p>
          </table:table-cell>
          <table:table-cell table:formula="of:=CONCATENATE(&quot;git -C ./&quot;;[.A5];&quot; status&quot;)" office:value-type="string" office:string-value="git -C ./plugins/blocks/makeSubmission status" calcext:value-type="string">
            <text:p>git -C ./plugins/blocks/makeSubmission stat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lugins/generic/acron</text:p>
          </table:table-cell>
          <table:table-cell table:formula="of:=CONCATENATE(&quot;git -C ./&quot;;[.A6];&quot; checkout main&quot;)" office:value-type="string" office:string-value="git -C ./plugins/generic/acron checkout main" calcext:value-type="string">
            <text:p>git -C ./plugins/generic/acron checkout main</text:p>
          </table:table-cell>
          <table:table-cell table:formula="of:=CONCATENATE(&quot;git restore --staged ./&quot;;[.A6])" office:value-type="string" office:string-value="git restore --staged ./plugins/generic/acron" calcext:value-type="string">
            <text:p>git restore --staged ./plugins/generic/acron</text:p>
          </table:table-cell>
          <table:table-cell table:formula="of:=CONCATENATE(&quot;git update-index --assume-unchanged -- &quot;;[.A6])" office:value-type="string" office:string-value="git update-index --assume-unchanged -- plugins/generic/acron" calcext:value-type="string">
            <text:p>git update-index --assume-unchanged -- plugins/generic/acron</text:p>
          </table:table-cell>
          <table:table-cell table:formula="of:=CONCATENATE(&quot;git -C ./&quot;;[.A6];&quot; status&quot;)" office:value-type="string" office:string-value="git -C ./plugins/generic/acron status" calcext:value-type="string">
            <text:p>git -C ./plugins/generic/acron stat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lugins/generic/citationStyleLanguage</text:p>
          </table:table-cell>
          <table:table-cell table:formula="of:=CONCATENATE(&quot;git -C ./&quot;;[.A7];&quot; checkout main&quot;)" office:value-type="string" office:string-value="git -C ./plugins/generic/citationStyleLanguage checkout main" calcext:value-type="string">
            <text:p>git -C ./plugins/generic/citationStyleLanguage checkout main</text:p>
          </table:table-cell>
          <table:table-cell table:formula="of:=CONCATENATE(&quot;git restore --staged ./&quot;;[.A7])" office:value-type="string" office:string-value="git restore --staged ./plugins/generic/citationStyleLanguage" calcext:value-type="string">
            <text:p>git restore --staged ./plugins/generic/citationStyleLanguage</text:p>
          </table:table-cell>
          <table:table-cell table:formula="of:=CONCATENATE(&quot;git update-index --assume-unchanged -- &quot;;[.A7])" office:value-type="string" office:string-value="git update-index --assume-unchanged -- plugins/generic/citationStyleLanguage" calcext:value-type="string">
            <text:p>git update-index --assume-unchanged -- plugins/generic/citationStyleLanguage</text:p>
          </table:table-cell>
          <table:table-cell table:formula="of:=CONCATENATE(&quot;git -C ./&quot;;[.A7];&quot; status&quot;)" office:value-type="string" office:string-value="git -C ./plugins/generic/citationStyleLanguage status" calcext:value-type="string">
            <text:p>git -C ./plugins/generic/citationStyleLanguage stat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lugins/generic/credit</text:p>
          </table:table-cell>
          <table:table-cell table:formula="of:=CONCATENATE(&quot;git -C ./&quot;;[.A8];&quot; checkout main&quot;)" office:value-type="string" office:string-value="git -C ./plugins/generic/credit checkout main" calcext:value-type="string">
            <text:p>git -C ./plugins/generic/credit checkout main</text:p>
          </table:table-cell>
          <table:table-cell table:formula="of:=CONCATENATE(&quot;git restore --staged ./&quot;;[.A8])" office:value-type="string" office:string-value="git restore --staged ./plugins/generic/credit" calcext:value-type="string">
            <text:p>git restore --staged ./plugins/generic/credit</text:p>
          </table:table-cell>
          <table:table-cell table:formula="of:=CONCATENATE(&quot;git update-index --assume-unchanged -- &quot;;[.A8])" office:value-type="string" office:string-value="git update-index --assume-unchanged -- plugins/generic/credit" calcext:value-type="string">
            <text:p>git update-index --assume-unchanged -- plugins/generic/credit</text:p>
          </table:table-cell>
          <table:table-cell table:formula="of:=CONCATENATE(&quot;git -C ./&quot;;[.A8];&quot; status&quot;)" office:value-type="string" office:string-value="git -C ./plugins/generic/credit status" calcext:value-type="string">
            <text:p>git -C ./plugins/generic/credit stat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lugins/generic/crossref</text:p>
          </table:table-cell>
          <table:table-cell table:formula="of:=CONCATENATE(&quot;git -C ./&quot;;[.A9];&quot; checkout main&quot;)" office:value-type="string" office:string-value="git -C ./plugins/generic/crossref checkout main" calcext:value-type="string">
            <text:p>git -C ./plugins/generic/crossref checkout main</text:p>
          </table:table-cell>
          <table:table-cell table:formula="of:=CONCATENATE(&quot;git restore --staged ./&quot;;[.A9])" office:value-type="string" office:string-value="git restore --staged ./plugins/generic/crossref" calcext:value-type="string">
            <text:p>git restore --staged ./plugins/generic/crossref</text:p>
          </table:table-cell>
          <table:table-cell table:formula="of:=CONCATENATE(&quot;git update-index --assume-unchanged -- &quot;;[.A9])" office:value-type="string" office:string-value="git update-index --assume-unchanged -- plugins/generic/crossref" calcext:value-type="string">
            <text:p>git update-index --assume-unchanged -- plugins/generic/crossref</text:p>
          </table:table-cell>
          <table:table-cell table:formula="of:=CONCATENATE(&quot;git -C ./&quot;;[.A9];&quot; status&quot;)" office:value-type="string" office:string-value="git -C ./plugins/generic/crossref status" calcext:value-type="string">
            <text:p>git -C ./plugins/generic/crossref stat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lugins/generic/crossrefReferenceLinking</text:p>
          </table:table-cell>
          <table:table-cell table:formula="of:=CONCATENATE(&quot;git -C ./&quot;;[.A10];&quot; checkout main&quot;)" office:value-type="string" office:string-value="git -C ./plugins/generic/crossrefReferenceLinking checkout main" calcext:value-type="string">
            <text:p>git -C ./plugins/generic/crossrefReferenceLinking checkout main</text:p>
          </table:table-cell>
          <table:table-cell table:formula="of:=CONCATENATE(&quot;git restore --staged ./&quot;;[.A10])" office:value-type="string" office:string-value="git restore --staged ./plugins/generic/crossrefReferenceLinking" calcext:value-type="string">
            <text:p>git restore --staged ./plugins/generic/crossrefReferenceLinking</text:p>
          </table:table-cell>
          <table:table-cell table:formula="of:=CONCATENATE(&quot;git update-index --assume-unchanged -- &quot;;[.A10])" office:value-type="string" office:string-value="git update-index --assume-unchanged -- plugins/generic/crossrefReferenceLinking" calcext:value-type="string">
            <text:p>git update-index --assume-unchanged -- plugins/generic/crossrefReferenceLinking</text:p>
          </table:table-cell>
          <table:table-cell table:formula="of:=CONCATENATE(&quot;git -C ./&quot;;[.A10];&quot; status&quot;)" office:value-type="string" office:string-value="git -C ./plugins/generic/crossrefReferenceLinking status" calcext:value-type="string">
            <text:p>git -C ./plugins/generic/crossrefReferenceLinking stat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lugins/generic/customBlockManager</text:p>
          </table:table-cell>
          <table:table-cell table:formula="of:=CONCATENATE(&quot;git -C ./&quot;;[.A11];&quot; checkout main&quot;)" office:value-type="string" office:string-value="git -C ./plugins/generic/customBlockManager checkout main" calcext:value-type="string">
            <text:p>git -C ./plugins/generic/customBlockManager checkout main</text:p>
          </table:table-cell>
          <table:table-cell table:formula="of:=CONCATENATE(&quot;git restore --staged ./&quot;;[.A11])" office:value-type="string" office:string-value="git restore --staged ./plugins/generic/customBlockManager" calcext:value-type="string">
            <text:p>git restore --staged ./plugins/generic/customBlockManager</text:p>
          </table:table-cell>
          <table:table-cell table:formula="of:=CONCATENATE(&quot;git update-index --assume-unchanged -- &quot;;[.A11])" office:value-type="string" office:string-value="git update-index --assume-unchanged -- plugins/generic/customBlockManager" calcext:value-type="string">
            <text:p>git update-index --assume-unchanged -- plugins/generic/customBlockManager</text:p>
          </table:table-cell>
          <table:table-cell table:formula="of:=CONCATENATE(&quot;git -C ./&quot;;[.A11];&quot; status&quot;)" office:value-type="string" office:string-value="git -C ./plugins/generic/customBlockManager status" calcext:value-type="string">
            <text:p>git -C ./plugins/generic/customBlockManager stat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lugins/generic/googleAnalytics</text:p>
          </table:table-cell>
          <table:table-cell table:formula="of:=CONCATENATE(&quot;git -C ./&quot;;[.A12];&quot; checkout main&quot;)" office:value-type="string" office:string-value="git -C ./plugins/generic/googleAnalytics checkout main" calcext:value-type="string">
            <text:p>git -C ./plugins/generic/googleAnalytics checkout main</text:p>
          </table:table-cell>
          <table:table-cell table:formula="of:=CONCATENATE(&quot;git restore --staged ./&quot;;[.A12])" office:value-type="string" office:string-value="git restore --staged ./plugins/generic/googleAnalytics" calcext:value-type="string">
            <text:p>git restore --staged ./plugins/generic/googleAnalytics</text:p>
          </table:table-cell>
          <table:table-cell table:formula="of:=CONCATENATE(&quot;git update-index --assume-unchanged -- &quot;;[.A12])" office:value-type="string" office:string-value="git update-index --assume-unchanged -- plugins/generic/googleAnalytics" calcext:value-type="string">
            <text:p>git update-index --assume-unchanged -- plugins/generic/googleAnalytics</text:p>
          </table:table-cell>
          <table:table-cell table:formula="of:=CONCATENATE(&quot;git -C ./&quot;;[.A12];&quot; status&quot;)" office:value-type="string" office:string-value="git -C ./plugins/generic/googleAnalytics status" calcext:value-type="string">
            <text:p>git -C ./plugins/generic/googleAnalytics stat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lugins/generic/googleScholar</text:p>
          </table:table-cell>
          <table:table-cell table:formula="of:=CONCATENATE(&quot;git -C ./&quot;;[.A13];&quot; checkout main&quot;)" office:value-type="string" office:string-value="git -C ./plugins/generic/googleScholar checkout main" calcext:value-type="string">
            <text:p>git -C ./plugins/generic/googleScholar checkout main</text:p>
          </table:table-cell>
          <table:table-cell table:formula="of:=CONCATENATE(&quot;git restore --staged ./&quot;;[.A13])" office:value-type="string" office:string-value="git restore --staged ./plugins/generic/googleScholar" calcext:value-type="string">
            <text:p>git restore --staged ./plugins/generic/googleScholar</text:p>
          </table:table-cell>
          <table:table-cell table:formula="of:=CONCATENATE(&quot;git update-index --assume-unchanged -- &quot;;[.A13])" office:value-type="string" office:string-value="git update-index --assume-unchanged -- plugins/generic/googleScholar" calcext:value-type="string">
            <text:p>git update-index --assume-unchanged -- plugins/generic/googleScholar</text:p>
          </table:table-cell>
          <table:table-cell table:formula="of:=CONCATENATE(&quot;git -C ./&quot;;[.A13];&quot; status&quot;)" office:value-type="string" office:string-value="git -C ./plugins/generic/googleScholar status" calcext:value-type="string">
            <text:p>git -C ./plugins/generic/googleScholar stat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lugins/generic/jatsTemplate</text:p>
          </table:table-cell>
          <table:table-cell table:formula="of:=CONCATENATE(&quot;git -C ./&quot;;[.A14];&quot; checkout main&quot;)" office:value-type="string" office:string-value="git -C ./plugins/generic/jatsTemplate checkout main" calcext:value-type="string">
            <text:p>git -C ./plugins/generic/jatsTemplate checkout main</text:p>
          </table:table-cell>
          <table:table-cell table:formula="of:=CONCATENATE(&quot;git restore --staged ./&quot;;[.A14])" office:value-type="string" office:string-value="git restore --staged ./plugins/generic/jatsTemplate" calcext:value-type="string">
            <text:p>git restore --staged ./plugins/generic/jatsTemplate</text:p>
          </table:table-cell>
          <table:table-cell table:formula="of:=CONCATENATE(&quot;git update-index --assume-unchanged -- &quot;;[.A14])" office:value-type="string" office:string-value="git update-index --assume-unchanged -- plugins/generic/jatsTemplate" calcext:value-type="string">
            <text:p>git update-index --assume-unchanged -- plugins/generic/jatsTemplate</text:p>
          </table:table-cell>
          <table:table-cell table:formula="of:=CONCATENATE(&quot;git -C ./&quot;;[.A14];&quot; status&quot;)" office:value-type="string" office:string-value="git -C ./plugins/generic/jatsTemplate status" calcext:value-type="string">
            <text:p>git -C ./plugins/generic/jatsTemplate stat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lugins/generic/jatsTemplate</text:p>
          </table:table-cell>
          <table:table-cell table:formula="of:=CONCATENATE(&quot;git -C ./&quot;;[.A15];&quot; checkout main&quot;)" office:value-type="string" office:string-value="git -C ./plugins/generic/jatsTemplate checkout main" calcext:value-type="string">
            <text:p>git -C ./plugins/generic/jatsTemplate checkout main</text:p>
          </table:table-cell>
          <table:table-cell table:formula="of:=CONCATENATE(&quot;git restore --staged ./&quot;;[.A15])" office:value-type="string" office:string-value="git restore --staged ./plugins/generic/jatsTemplate" calcext:value-type="string">
            <text:p>git restore --staged ./plugins/generic/jatsTemplate</text:p>
          </table:table-cell>
          <table:table-cell table:formula="of:=CONCATENATE(&quot;git update-index --assume-unchanged -- &quot;;[.A15])" office:value-type="string" office:string-value="git update-index --assume-unchanged -- plugins/generic/jatsTemplate" calcext:value-type="string">
            <text:p>git update-index --assume-unchanged -- plugins/generic/jatsTemplate</text:p>
          </table:table-cell>
          <table:table-cell table:formula="of:=CONCATENATE(&quot;git -C ./&quot;;[.A15];&quot; status&quot;)" office:value-type="string" office:string-value="git -C ./plugins/generic/jatsTemplate status" calcext:value-type="string">
            <text:p>git -C ./plugins/generic/jatsTemplate stat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lugins/generic/lensGalley</text:p>
          </table:table-cell>
          <table:table-cell table:formula="of:=CONCATENATE(&quot;git -C ./&quot;;[.A16];&quot; checkout main&quot;)" office:value-type="string" office:string-value="git -C ./plugins/generic/lensGalley checkout main" calcext:value-type="string">
            <text:p>git -C ./plugins/generic/lensGalley checkout main</text:p>
          </table:table-cell>
          <table:table-cell table:formula="of:=CONCATENATE(&quot;git restore --staged ./&quot;;[.A16])" office:value-type="string" office:string-value="git restore --staged ./plugins/generic/lensGalley" calcext:value-type="string">
            <text:p>git restore --staged ./plugins/generic/lensGalley</text:p>
          </table:table-cell>
          <table:table-cell table:formula="of:=CONCATENATE(&quot;git update-index --assume-unchanged -- &quot;;[.A16])" office:value-type="string" office:string-value="git update-index --assume-unchanged -- plugins/generic/lensGalley" calcext:value-type="string">
            <text:p>git update-index --assume-unchanged -- plugins/generic/lensGalley</text:p>
          </table:table-cell>
          <table:table-cell table:formula="of:=CONCATENATE(&quot;git -C ./&quot;;[.A16];&quot; status&quot;)" office:value-type="string" office:string-value="git -C ./plugins/generic/lensGalley status" calcext:value-type="string">
            <text:p>git -C ./plugins/generic/lensGalley stat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lugins/generic/openCitations</text:p>
          </table:table-cell>
          <table:table-cell table:formula="of:=CONCATENATE(&quot;git -C ./&quot;;[.A17];&quot; checkout main&quot;)" office:value-type="string" office:string-value="git -C ./plugins/generic/openCitations checkout main" calcext:value-type="string">
            <text:p>git -C ./plugins/generic/openCitations checkout main</text:p>
          </table:table-cell>
          <table:table-cell table:formula="of:=CONCATENATE(&quot;git restore --staged ./&quot;;[.A17])" office:value-type="string" office:string-value="git restore --staged ./plugins/generic/openCitations" calcext:value-type="string">
            <text:p>git restore --staged ./plugins/generic/openCitations</text:p>
          </table:table-cell>
          <table:table-cell table:formula="of:=CONCATENATE(&quot;git update-index --assume-unchanged -- &quot;;[.A17])" office:value-type="string" office:string-value="git update-index --assume-unchanged -- plugins/generic/openCitations" calcext:value-type="string">
            <text:p>git update-index --assume-unchanged -- plugins/generic/openCitations</text:p>
          </table:table-cell>
          <table:table-cell table:formula="of:=CONCATENATE(&quot;git -C ./&quot;;[.A17];&quot; status&quot;)" office:value-type="string" office:string-value="git -C ./plugins/generic/openCitations status" calcext:value-type="string">
            <text:p>git -C ./plugins/generic/openCitations stat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lugins/generic/orcidProfile</text:p>
          </table:table-cell>
          <table:table-cell table:formula="of:=CONCATENATE(&quot;git -C ./&quot;;[.A18];&quot; checkout main&quot;)" office:value-type="string" office:string-value="git -C ./plugins/generic/orcidProfile checkout main" calcext:value-type="string">
            <text:p>git -C ./plugins/generic/orcidProfile checkout main</text:p>
          </table:table-cell>
          <table:table-cell table:formula="of:=CONCATENATE(&quot;git restore --staged ./&quot;;[.A18])" office:value-type="string" office:string-value="git restore --staged ./plugins/generic/orcidProfile" calcext:value-type="string">
            <text:p>git restore --staged ./plugins/generic/orcidProfile</text:p>
          </table:table-cell>
          <table:table-cell table:formula="of:=CONCATENATE(&quot;git update-index --assume-unchanged -- &quot;;[.A18])" office:value-type="string" office:string-value="git update-index --assume-unchanged -- plugins/generic/orcidProfile" calcext:value-type="string">
            <text:p>git update-index --assume-unchanged -- plugins/generic/orcidProfile</text:p>
          </table:table-cell>
          <table:table-cell table:formula="of:=CONCATENATE(&quot;git -C ./&quot;;[.A18];&quot; status&quot;)" office:value-type="string" office:string-value="git -C ./plugins/generic/orcidProfile status" calcext:value-type="string">
            <text:p>git -C ./plugins/generic/orcidProfile stat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lugins/generic/pdfJsViewer</text:p>
          </table:table-cell>
          <table:table-cell table:formula="of:=CONCATENATE(&quot;git -C ./&quot;;[.A19];&quot; checkout main&quot;)" office:value-type="string" office:string-value="git -C ./plugins/generic/pdfJsViewer checkout main" calcext:value-type="string">
            <text:p>git -C ./plugins/generic/pdfJsViewer checkout main</text:p>
          </table:table-cell>
          <table:table-cell table:formula="of:=CONCATENATE(&quot;git restore --staged ./&quot;;[.A19])" office:value-type="string" office:string-value="git restore --staged ./plugins/generic/pdfJsViewer" calcext:value-type="string">
            <text:p>git restore --staged ./plugins/generic/pdfJsViewer</text:p>
          </table:table-cell>
          <table:table-cell table:formula="of:=CONCATENATE(&quot;git update-index --assume-unchanged -- &quot;;[.A19])" office:value-type="string" office:string-value="git update-index --assume-unchanged -- plugins/generic/pdfJsViewer" calcext:value-type="string">
            <text:p>git update-index --assume-unchanged -- plugins/generic/pdfJsViewer</text:p>
          </table:table-cell>
          <table:table-cell table:formula="of:=CONCATENATE(&quot;git -C ./&quot;;[.A19];&quot; status&quot;)" office:value-type="string" office:string-value="git -C ./plugins/generic/pdfJsViewer status" calcext:value-type="string">
            <text:p>git -C ./plugins/generic/pdfJsViewer stat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lugins/generic/staticPages</text:p>
          </table:table-cell>
          <table:table-cell table:formula="of:=CONCATENATE(&quot;git -C ./&quot;;[.A20];&quot; checkout main&quot;)" office:value-type="string" office:string-value="git -C ./plugins/generic/staticPages checkout main" calcext:value-type="string">
            <text:p>git -C ./plugins/generic/staticPages checkout main</text:p>
          </table:table-cell>
          <table:table-cell table:formula="of:=CONCATENATE(&quot;git restore --staged ./&quot;;[.A20])" office:value-type="string" office:string-value="git restore --staged ./plugins/generic/staticPages" calcext:value-type="string">
            <text:p>git restore --staged ./plugins/generic/staticPages</text:p>
          </table:table-cell>
          <table:table-cell table:formula="of:=CONCATENATE(&quot;git update-index --assume-unchanged -- &quot;;[.A20])" office:value-type="string" office:string-value="git update-index --assume-unchanged -- plugins/generic/staticPages" calcext:value-type="string">
            <text:p>git update-index --assume-unchanged -- plugins/generic/staticPages</text:p>
          </table:table-cell>
          <table:table-cell table:formula="of:=CONCATENATE(&quot;git -C ./&quot;;[.A20];&quot; status&quot;)" office:value-type="string" office:string-value="git -C ./plugins/generic/staticPages status" calcext:value-type="string">
            <text:p>git -C ./plugins/generic/staticPages stat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lugins/generic/tinymce</text:p>
          </table:table-cell>
          <table:table-cell table:formula="of:=CONCATENATE(&quot;git -C ./&quot;;[.A21];&quot; checkout main&quot;)" office:value-type="string" office:string-value="git -C ./plugins/generic/tinymce checkout main" calcext:value-type="string">
            <text:p>git -C ./plugins/generic/tinymce checkout main</text:p>
          </table:table-cell>
          <table:table-cell table:formula="of:=CONCATENATE(&quot;git restore --staged ./&quot;;[.A21])" office:value-type="string" office:string-value="git restore --staged ./plugins/generic/tinymce" calcext:value-type="string">
            <text:p>git restore --staged ./plugins/generic/tinymce</text:p>
          </table:table-cell>
          <table:table-cell table:formula="of:=CONCATENATE(&quot;git update-index --assume-unchanged -- &quot;;[.A21])" office:value-type="string" office:string-value="git update-index --assume-unchanged -- plugins/generic/tinymce" calcext:value-type="string">
            <text:p>git update-index --assume-unchanged -- plugins/generic/tinymce</text:p>
          </table:table-cell>
          <table:table-cell table:formula="of:=CONCATENATE(&quot;git -C ./&quot;;[.A21];&quot; status&quot;)" office:value-type="string" office:string-value="git -C ./plugins/generic/tinymce status" calcext:value-type="string">
            <text:p>git -C ./plugins/generic/tinymce stat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lugins/generic/webFeed</text:p>
          </table:table-cell>
          <table:table-cell table:formula="of:=CONCATENATE(&quot;git -C ./&quot;;[.A22];&quot; checkout main&quot;)" office:value-type="string" office:string-value="git -C ./plugins/generic/webFeed checkout main" calcext:value-type="string">
            <text:p>git -C ./plugins/generic/webFeed checkout main</text:p>
          </table:table-cell>
          <table:table-cell table:formula="of:=CONCATENATE(&quot;git restore --staged ./&quot;;[.A22])" office:value-type="string" office:string-value="git restore --staged ./plugins/generic/webFeed" calcext:value-type="string">
            <text:p>git restore --staged ./plugins/generic/webFeed</text:p>
          </table:table-cell>
          <table:table-cell table:formula="of:=CONCATENATE(&quot;git update-index --assume-unchanged -- &quot;;[.A22])" office:value-type="string" office:string-value="git update-index --assume-unchanged -- plugins/generic/webFeed" calcext:value-type="string">
            <text:p>git update-index --assume-unchanged -- plugins/generic/webFeed</text:p>
          </table:table-cell>
          <table:table-cell table:formula="of:=CONCATENATE(&quot;git -C ./&quot;;[.A22];&quot; status&quot;)" office:value-type="string" office:string-value="git -C ./plugins/generic/webFeed status" calcext:value-type="string">
            <text:p>git -C ./plugins/generic/webFeed stat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lugins/oaiMetadataFormats/oaiJats</text:p>
          </table:table-cell>
          <table:table-cell table:formula="of:=CONCATENATE(&quot;git -C ./&quot;;[.A23];&quot; checkout main&quot;)" office:value-type="string" office:string-value="git -C ./plugins/oaiMetadataFormats/oaiJats checkout main" calcext:value-type="string">
            <text:p>git -C ./plugins/oaiMetadataFormats/oaiJats checkout main</text:p>
          </table:table-cell>
          <table:table-cell table:formula="of:=CONCATENATE(&quot;git restore --staged ./&quot;;[.A23])" office:value-type="string" office:string-value="git restore --staged ./plugins/oaiMetadataFormats/oaiJats" calcext:value-type="string">
            <text:p>git restore --staged ./plugins/oaiMetadataFormats/oaiJats</text:p>
          </table:table-cell>
          <table:table-cell table:formula="of:=CONCATENATE(&quot;git update-index --assume-unchanged -- &quot;;[.A23])" office:value-type="string" office:string-value="git update-index --assume-unchanged -- plugins/oaiMetadataFormats/oaiJats" calcext:value-type="string">
            <text:p>git update-index --assume-unchanged -- plugins/oaiMetadataFormats/oaiJats</text:p>
          </table:table-cell>
          <table:table-cell table:formula="of:=CONCATENATE(&quot;git -C ./&quot;;[.A23];&quot; status&quot;)" office:value-type="string" office:string-value="git -C ./plugins/oaiMetadataFormats/oaiJats status" calcext:value-type="string">
            <text:p>git -C ./plugins/oaiMetadataFormats/oaiJats stat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lugins/reports/counter/classes/COUNTER</text:p>
          </table:table-cell>
          <table:table-cell table:formula="of:=CONCATENATE(&quot;git -C ./&quot;;[.A24];&quot; checkout main&quot;)" office:value-type="string" office:string-value="git -C ./plugins/reports/counter/classes/COUNTER checkout main" calcext:value-type="string">
            <text:p>git -C ./plugins/reports/counter/classes/COUNTER checkout main</text:p>
          </table:table-cell>
          <table:table-cell table:formula="of:=CONCATENATE(&quot;git restore --staged ./&quot;;[.A24])" office:value-type="string" office:string-value="git restore --staged ./plugins/reports/counter/classes/COUNTER" calcext:value-type="string">
            <text:p>git restore --staged ./plugins/reports/counter/classes/COUNTER</text:p>
          </table:table-cell>
          <table:table-cell table:formula="of:=CONCATENATE(&quot;git update-index --assume-unchanged -- &quot;;[.A24])" office:value-type="string" office:string-value="git update-index --assume-unchanged -- plugins/reports/counter/classes/COUNTER" calcext:value-type="string">
            <text:p>git update-index --assume-unchanged -- plugins/reports/counter/classes/COUNTER</text:p>
          </table:table-cell>
          <table:table-cell table:formula="of:=CONCATENATE(&quot;git -C ./&quot;;[.A24];&quot; status&quot;)" office:value-type="string" office:string-value="git -C ./plugins/reports/counter/classes/COUNTER status" calcext:value-type="string">
            <text:p>git -C ./plugins/reports/counter/classes/COUNTER stat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lugins/reports/reviewReport</text:p>
          </table:table-cell>
          <table:table-cell table:formula="of:=CONCATENATE(&quot;git -C ./&quot;;[.A25];&quot; checkout main&quot;)" office:value-type="string" office:string-value="git -C ./plugins/reports/reviewReport checkout main" calcext:value-type="string">
            <text:p>git -C ./plugins/reports/reviewReport checkout main</text:p>
          </table:table-cell>
          <table:table-cell table:formula="of:=CONCATENATE(&quot;git restore --staged ./&quot;;[.A25])" office:value-type="string" office:string-value="git restore --staged ./plugins/reports/reviewReport" calcext:value-type="string">
            <text:p>git restore --staged ./plugins/reports/reviewReport</text:p>
          </table:table-cell>
          <table:table-cell table:formula="of:=CONCATENATE(&quot;git update-index --assume-unchanged -- &quot;;[.A25])" office:value-type="string" office:string-value="git update-index --assume-unchanged -- plugins/reports/reviewReport" calcext:value-type="string">
            <text:p>git update-index --assume-unchanged -- plugins/reports/reviewReport</text:p>
          </table:table-cell>
          <table:table-cell table:formula="of:=CONCATENATE(&quot;git -C ./&quot;;[.A25];&quot; status&quot;)" office:value-type="string" office:string-value="git -C ./plugins/reports/reviewReport status" calcext:value-type="string">
            <text:p>git -C ./plugins/reports/reviewReport status</text:p>
          </table:table-cell>
          <table:table-cell table:number-columns-repeated="16375"/>
        </table:table-row>
        <table:table-row table:style-name="ro1">
          <table:table-cell table:number-columns-repeated="16380"/>
        </table:table-row>
        <table:table-row table:style-name="ro1">
          <table:table-cell office:value-type="string" calcext:value-type="string">
            <text:p>lib/counterBots</text:p>
          </table:table-cell>
          <table:table-cell table:formula="of:=CONCATENATE(&quot;git -C ./lib/pkp ./&quot;;[.A27];&quot; checkout main&quot;)" office:value-type="string" office:string-value="git -C ./lib/pkp ./lib/counterBots checkout main" calcext:value-type="string">
            <text:p>git -C ./lib/pkp ./lib/counterBots checkout main</text:p>
          </table:table-cell>
          <table:table-cell table:formula="of:=CONCATENATE(&quot;git -C ./lib/pkp restore --staged ./&quot;;[.A27])" office:value-type="string" office:string-value="git -C ./lib/pkp restore --staged ./lib/counterBots" calcext:value-type="string">
            <text:p>git -C ./lib/pkp restore --staged ./lib/counterBots</text:p>
          </table:table-cell>
          <table:table-cell table:style-name="ce5" table:formula="of:=CONCATENATE(&quot;git -C ./lib/pkp update-index --assume-unchanged -- &quot;;[.A27])" office:value-type="string" office:string-value="git -C ./lib/pkp update-index --assume-unchanged -- lib/counterBots" calcext:value-type="string">
            <text:p>git -C ./lib/pkp update-index --assume-unchanged -- lib/counterBots</text:p>
          </table:table-cell>
          <table:table-cell table:formula="of:=CONCATENATE(&quot;git -C ./lib/pkp ./&quot;;[.A27];&quot; status&quot;)" office:value-type="string" office:string-value="git -C ./lib/pkp ./lib/counterBots status" calcext:value-type="string">
            <text:p>git -C ./lib/pkp ./lib/counterBots stat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ib/creditRoles</text:p>
          </table:table-cell>
          <table:table-cell table:formula="of:=CONCATENATE(&quot;git -C ./lib/pkp ./&quot;;[.A28];&quot; checkout main&quot;)" office:value-type="string" office:string-value="git -C ./lib/pkp ./lib/creditRoles checkout main" calcext:value-type="string">
            <text:p>git -C ./lib/pkp ./lib/creditRoles checkout main</text:p>
          </table:table-cell>
          <table:table-cell table:formula="of:=CONCATENATE(&quot;git -C ./lib/pkp restore --staged ./&quot;;[.A28])" office:value-type="string" office:string-value="git -C ./lib/pkp restore --staged ./lib/creditRoles" calcext:value-type="string">
            <text:p>git -C ./lib/pkp restore --staged ./lib/creditRoles</text:p>
          </table:table-cell>
          <table:table-cell table:style-name="ce5" table:formula="of:=CONCATENATE(&quot;git -C ./lib/pkp update-index --assume-unchanged -- &quot;;[.A28])" office:value-type="string" office:string-value="git -C ./lib/pkp update-index --assume-unchanged -- lib/creditRoles" calcext:value-type="string">
            <text:p>git -C ./lib/pkp update-index --assume-unchanged -- lib/creditRoles</text:p>
          </table:table-cell>
          <table:table-cell table:formula="of:=CONCATENATE(&quot;git -C ./lib/pkp ./&quot;;[.A28];&quot; status&quot;)" office:value-type="string" office:string-value="git -C ./lib/pkp ./lib/creditRoles status" calcext:value-type="string">
            <text:p>git -C ./lib/pkp ./lib/creditRoles status</text:p>
          </table:table-cell>
          <table:table-cell table:number-columns-repeated="16375"/>
        </table:table-row>
        <table:table-row table:style-name="ro1" table:number-rows-repeated="1048547">
          <table:table-cell table:number-columns-repeated="16380"/>
        </table:table-row>
        <table:table-row table:style-name="ro1">
          <table:table-cell table:number-columns-repeated="16380"/>
        </table:table-row>
      </table:table>
      <table:named-expressions/>
      <table:database-ranges>
        <table:database-range table:name="__Anonymous_Sheet_DB__0" table:target-range-address="Sheet1.A2:Sheet1.A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GB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e8a202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 style:data-style-name="N2" text:time-value="13:50:30.17303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5T13:18:40.029000000</meta:creation-date>
    <dc:date>2025-11-05T13:48:59.457159000</dc:date>
    <meta:editing-duration>PT30M17S</meta:editing-duration>
    <meta:editing-cycles>6</meta:editing-cycles>
    <meta:generator>LibreOffice/25.2.4.3$MacOSX_AARCH64 LibreOffice_project/33e196637044ead23f5c3226cde09b47731f7e27</meta:generator>
    <meta:document-statistic meta:table-count="1" meta:cell-count="134" meta:object-count="0"/>
  </office:meta>
</office:document-meta>
</file>